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14pt" fo:font-weight="normal" officeooo:paragraph-rsid="0107439f"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paragraph-rsid="00e53d30"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0ebacd0"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f6a29a" style:font-size-asian="20pt" style:font-weight-asian="bold" style:font-size-complex="20pt" style:font-weight-complex="bold"/>
    </style:style>
    <style:style style:name="P10" style:family="paragraph" style:parent-style-name="Standard">
      <style:text-properties style:text-position="0% 100%" fo:font-size="14pt" style:text-underline-style="none" fo:font-weight="normal" officeooo:rsid="00d9ade4" officeooo:paragraph-rsid="00d9afad" style:font-size-asian="14pt" style:font-weight-asian="normal" style:font-size-complex="14pt" style:font-weight-complex="normal"/>
    </style:style>
    <style:style style:name="P11" style:family="paragraph" style:parent-style-name="Standard">
      <style:text-properties style:text-position="0% 100%" fo:font-size="14pt" style:text-underline-style="none" fo:font-weight="normal" officeooo:rsid="00d9ade4" officeooo:paragraph-rsid="00e53d30" style:font-size-asian="14pt" style:font-weight-asian="normal" style:font-size-complex="14pt" style:font-weight-complex="normal"/>
    </style:style>
    <style:style style:name="P12" style:family="paragraph" style:parent-style-name="Standard">
      <style:text-properties style:text-position="0% 100%" fo:font-size="14pt" style:text-underline-style="none" fo:font-weight="normal" officeooo:rsid="00d9ade4" officeooo:paragraph-rsid="00f6a29a" style:font-size-asian="14pt" style:font-weight-asian="normal" style:font-size-complex="14pt" style:font-weight-complex="normal"/>
    </style:style>
    <style:style style:name="P13" style:family="paragraph" style:parent-style-name="Standard">
      <style:text-properties style:text-position="0% 100%" fo:font-size="14pt" style:text-underline-style="none" fo:font-weight="normal" officeooo:rsid="00e53d30" officeooo:paragraph-rsid="00e53d30" style:font-size-asian="14pt" style:font-weight-asian="normal" style:font-size-complex="14pt" style:font-weight-complex="normal"/>
    </style:style>
    <style:style style:name="P14" style:family="paragraph" style:parent-style-name="Standard">
      <style:text-properties style:text-position="0% 100%" fo:font-size="14pt" style:text-underline-style="none" fo:font-weight="normal" officeooo:rsid="00e53d30" officeooo:paragraph-rsid="00f2cc64" style:font-size-asian="14pt" style:font-weight-asian="normal" style:font-size-complex="14pt" style:font-weight-complex="normal"/>
    </style:style>
    <style:style style:name="P15" style:family="paragraph" style:parent-style-name="Standard">
      <style:text-properties style:text-position="0% 100%" fo:font-size="14pt" style:text-underline-style="none" fo:font-weight="normal" officeooo:rsid="00e53d30" officeooo:paragraph-rsid="0107439f" style:font-size-asian="14pt" style:font-weight-asian="normal" style:font-size-complex="14pt" style:font-weight-complex="normal"/>
    </style:style>
    <style:style style:name="P16" style:family="paragraph" style:parent-style-name="Standard">
      <style:text-properties style:text-position="0% 100%" fo:font-size="14pt" style:text-underline-style="none" fo:font-weight="normal" officeooo:rsid="00e5ce30" officeooo:paragraph-rsid="00e5ce30" style:font-size-asian="14pt" style:font-weight-asian="normal" style:font-size-complex="14pt" style:font-weight-complex="normal"/>
    </style:style>
    <style:style style:name="P17" style:family="paragraph" style:parent-style-name="Standard">
      <style:text-properties style:text-position="0% 100%" fo:font-size="14pt" style:text-underline-style="none" fo:font-weight="normal" officeooo:rsid="00e5ce30" officeooo:paragraph-rsid="00f2cc64" style:font-size-asian="14pt" style:font-weight-asian="normal" style:font-size-complex="14pt" style:font-weight-complex="normal"/>
    </style:style>
    <style:style style:name="P18" style:family="paragraph" style:parent-style-name="Standard">
      <style:text-properties style:text-position="0% 100%" fo:font-size="14pt" style:text-underline-style="none" fo:font-weight="normal" officeooo:rsid="00e5ce30" officeooo:paragraph-rsid="0110a53d" style:font-size-asian="14pt" style:font-weight-asian="normal" style:font-size-complex="14pt" style:font-weight-complex="normal"/>
    </style:style>
    <style:style style:name="P19" style:family="paragraph" style:parent-style-name="Standard">
      <style:text-properties style:text-position="0% 100%" fo:font-size="14pt" style:text-underline-style="none" fo:font-weight="normal" officeooo:rsid="00f2cc64" officeooo:paragraph-rsid="00f2cc64" style:font-size-asian="14pt" style:font-weight-asian="normal" style:font-size-complex="14pt" style:font-weight-complex="normal"/>
    </style:style>
    <style:style style:name="P20" style:family="paragraph" style:parent-style-name="Standard">
      <style:text-properties style:text-position="0% 100%" fo:font-size="14pt" style:text-underline-style="none" fo:font-weight="normal" officeooo:rsid="00f2cc64" officeooo:paragraph-rsid="00f6525c" style:font-size-asian="14pt" style:font-weight-asian="normal" style:font-size-complex="14pt" style:font-weight-complex="normal"/>
    </style:style>
    <style:style style:name="P21" style:family="paragraph" style:parent-style-name="Standard">
      <style:text-properties style:text-position="0% 100%" fo:font-size="14pt" style:text-underline-style="none" fo:font-weight="normal" officeooo:rsid="00f2cc64" officeooo:paragraph-rsid="00f372c0" style:font-size-asian="14pt" style:font-weight-asian="normal" style:font-size-complex="14pt" style:font-weight-complex="normal"/>
    </style:style>
    <style:style style:name="P22" style:family="paragraph" style:parent-style-name="Standard">
      <style:text-properties style:text-position="0% 100%" fo:font-size="14pt" style:text-underline-style="none" fo:font-weight="normal" officeooo:rsid="00f4f638" officeooo:paragraph-rsid="010455d6" style:font-size-asian="14pt" style:font-weight-asian="normal" style:font-size-complex="14pt" style:font-weight-complex="normal"/>
    </style:style>
    <style:style style:name="P23" style:family="paragraph" style:parent-style-name="Standard">
      <style:text-properties style:text-position="0% 100%" fo:font-size="14pt" style:text-underline-style="none" fo:font-weight="normal" officeooo:rsid="00f4f638" officeooo:paragraph-rsid="0109b322" style:font-size-asian="14pt" style:font-weight-asian="normal" style:font-size-complex="14pt" style:font-weight-complex="normal"/>
    </style:style>
    <style:style style:name="P24" style:family="paragraph" style:parent-style-name="Standard">
      <style:text-properties style:text-position="0% 100%" fo:font-size="14pt" style:text-underline-style="none" fo:font-weight="normal" officeooo:rsid="00f4f638" officeooo:paragraph-rsid="010a2627" style:font-size-asian="14pt" style:font-weight-asian="normal" style:font-size-complex="14pt" style:font-weight-complex="normal"/>
    </style:style>
    <style:style style:name="P25" style:family="paragraph" style:parent-style-name="Standard">
      <style:text-properties style:text-position="0% 100%" fo:font-size="14pt" style:text-underline-style="none" fo:font-weight="normal" officeooo:rsid="00f4f638" officeooo:paragraph-rsid="0110a53d" style:font-size-asian="14pt" style:font-weight-asian="normal" style:font-size-complex="14pt" style:font-weight-complex="normal"/>
    </style:style>
    <style:style style:name="P26" style:family="paragraph" style:parent-style-name="Standard">
      <style:text-properties style:text-position="0% 100%" fo:font-size="14pt" style:text-underline-style="none" fo:font-weight="normal" officeooo:rsid="00f4f638" officeooo:paragraph-rsid="00f4f638" style:font-size-asian="14pt" style:font-weight-asian="normal" style:font-size-complex="14pt" style:font-weight-complex="normal"/>
    </style:style>
    <style:style style:name="P27" style:family="paragraph" style:parent-style-name="Standard">
      <style:text-properties style:text-position="0% 100%" fo:font-size="14pt" style:text-underline-style="none" fo:font-weight="normal" officeooo:rsid="00f4f638" officeooo:paragraph-rsid="011b197d" style:font-size-asian="14pt" style:font-weight-asian="normal" style:font-size-complex="14pt" style:font-weight-complex="normal"/>
    </style:style>
    <style:style style:name="P28" style:family="paragraph" style:parent-style-name="Standard">
      <style:text-properties style:text-position="0% 100%" fo:font-size="14pt" style:text-underline-style="none" fo:font-weight="normal" officeooo:rsid="00f60d50" officeooo:paragraph-rsid="0110a53d" style:font-size-asian="14pt" style:font-weight-asian="normal" style:font-size-complex="14pt" style:font-weight-complex="normal"/>
    </style:style>
    <style:style style:name="P29" style:family="paragraph" style:parent-style-name="Standard">
      <style:text-properties style:text-position="0% 100%" fo:font-size="14pt" style:text-underline-style="none" fo:font-weight="normal" officeooo:rsid="00f60d50" officeooo:paragraph-rsid="0111e8ed" style:font-size-asian="14pt" style:font-weight-asian="normal" style:font-size-complex="14pt" style:font-weight-complex="normal"/>
    </style:style>
    <style:style style:name="P30" style:family="paragraph" style:parent-style-name="Standard">
      <style:text-properties style:text-position="0% 100%" fo:font-size="14pt" style:text-underline-style="none" fo:font-weight="normal" officeooo:rsid="00f60d50" officeooo:paragraph-rsid="00f4f638" style:font-size-asian="14pt" style:font-weight-asian="normal" style:font-size-complex="14pt" style:font-weight-complex="normal"/>
    </style:style>
    <style:style style:name="P31" style:family="paragraph" style:parent-style-name="Standard">
      <style:text-properties style:text-position="0% 100%" fo:font-size="14pt" style:text-underline-style="none" fo:font-weight="normal" officeooo:rsid="00f6525c" officeooo:paragraph-rsid="00f6525c" style:font-size-asian="14pt" style:font-weight-asian="normal" style:font-size-complex="14pt" style:font-weight-complex="normal"/>
    </style:style>
    <style:style style:name="P32" style:family="paragraph" style:parent-style-name="Standard">
      <style:text-properties style:text-position="0% 100%" fo:font-size="14pt" style:text-underline-style="none" fo:font-weight="normal" officeooo:rsid="00fabb04" officeooo:paragraph-rsid="00fabb04" style:font-size-asian="14pt" style:font-weight-asian="normal" style:font-size-complex="14pt" style:font-weight-complex="normal"/>
    </style:style>
    <style:style style:name="P33" style:family="paragraph" style:parent-style-name="Standard">
      <style:text-properties style:text-position="0% 100%" fo:font-size="14pt" style:text-underline-style="none" fo:font-weight="normal" officeooo:rsid="00fabb04" officeooo:paragraph-rsid="00fead84" style:font-size-asian="14pt" style:font-weight-asian="normal" style:font-size-complex="14pt" style:font-weight-complex="normal"/>
    </style:style>
    <style:style style:name="P34" style:family="paragraph" style:parent-style-name="Standard">
      <style:text-properties style:text-position="0% 100%" fo:font-size="14pt" style:text-underline-style="none" fo:font-weight="normal" officeooo:rsid="00fead84" officeooo:paragraph-rsid="010073b8" style:font-size-asian="14pt" style:font-weight-asian="normal" style:font-size-complex="14pt" style:font-weight-complex="normal"/>
    </style:style>
    <style:style style:name="P35" style:family="paragraph" style:parent-style-name="Standard">
      <style:text-properties style:text-position="0% 100%" fo:font-size="14pt" style:text-underline-style="none" fo:font-weight="normal" officeooo:rsid="010073b8" officeooo:paragraph-rsid="010073b8" style:font-size-asian="14pt" style:font-weight-asian="normal" style:font-size-complex="14pt" style:font-weight-complex="normal"/>
    </style:style>
    <style:style style:name="P36" style:family="paragraph" style:parent-style-name="Standard">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37" style:family="paragraph" style:parent-style-name="Standard">
      <style:text-properties style:text-position="0% 100%" fo:font-size="14pt" style:text-underline-style="none" fo:font-weight="normal" officeooo:rsid="01025d7c" officeooo:paragraph-rsid="01025d7c" style:font-size-asian="14pt" style:font-weight-asian="normal" style:font-size-complex="14pt" style:font-weight-complex="normal"/>
    </style:style>
    <style:style style:name="P38" style:family="paragraph" style:parent-style-name="Standard">
      <style:text-properties style:text-position="0% 100%" fo:font-size="14pt" style:text-underline-style="none" fo:font-weight="normal" officeooo:rsid="00f6a29a" officeooo:paragraph-rsid="01025d7c" style:font-size-asian="14pt" style:font-weight-asian="normal" style:font-size-complex="14pt" style:font-weight-complex="normal"/>
    </style:style>
    <style:style style:name="P39" style:family="paragraph" style:parent-style-name="Standard">
      <style:text-properties style:text-position="0% 100%" fo:font-size="14pt" style:text-underline-style="none" fo:font-weight="normal" officeooo:rsid="01038154" officeooo:paragraph-rsid="01038154" style:font-size-asian="14pt" style:font-weight-asian="normal" style:font-size-complex="14pt" style:font-weight-complex="normal"/>
    </style:style>
    <style:style style:name="P40" style:family="paragraph" style:parent-style-name="Standard">
      <style:text-properties style:text-position="0% 100%" fo:font-size="14pt" style:text-underline-style="none" fo:font-weight="normal" officeooo:rsid="01074db8" officeooo:paragraph-rsid="01074db8" style:font-size-asian="14pt" style:font-weight-asian="normal" style:font-size-complex="14pt" style:font-weight-complex="normal"/>
    </style:style>
    <style:style style:name="P41" style:family="paragraph" style:parent-style-name="Standard">
      <style:text-properties style:text-position="0% 100%" fo:font-size="14pt" style:text-underline-style="none" fo:font-weight="normal" officeooo:rsid="0116273b" officeooo:paragraph-rsid="011b197d" style:font-size-asian="14pt" style:font-weight-asian="normal" style:font-size-complex="14pt" style:font-weight-complex="normal"/>
    </style:style>
    <style:style style:name="P42" style:family="paragraph" style:parent-style-name="Standard">
      <style:text-properties style:text-position="0% 100%" fo:font-size="14pt" style:text-underline-style="none" fo:font-weight="bold" officeooo:rsid="00e53d30" officeooo:paragraph-rsid="00e53d30" style:font-size-asian="14pt" style:font-weight-asian="bold" style:font-size-complex="14pt" style:font-weight-complex="bold"/>
    </style:style>
    <style:style style:name="P43" style:family="paragraph" style:parent-style-name="Standard">
      <style:text-properties style:text-position="0% 100%" fo:font-size="14pt" style:text-underline-style="none" fo:font-weight="bold" officeooo:rsid="00e53d30" officeooo:paragraph-rsid="00e5ce30" style:font-size-asian="14pt" style:font-weight-asian="bold" style:font-size-complex="14pt" style:font-weight-complex="bold"/>
    </style:style>
    <style:style style:name="P44" style:family="paragraph" style:parent-style-name="Standard">
      <style:text-properties style:text-position="0% 100%" fo:font-size="14pt" style:text-underline-style="none" fo:font-weight="bold" officeooo:rsid="00e53d30" officeooo:paragraph-rsid="0107439f" style:font-size-asian="14pt" style:font-weight-asian="bold" style:font-size-complex="14pt" style:font-weight-complex="bold"/>
    </style:style>
    <style:style style:name="P45" style:family="paragraph" style:parent-style-name="Standard">
      <style:text-properties style:text-position="0% 100%" fo:font-size="14pt" style:text-underline-style="none" fo:font-weight="bold" officeooo:rsid="00f4f638" officeooo:paragraph-rsid="00f4f638" style:font-size-asian="14pt" style:font-weight-asian="bold" style:font-size-complex="14pt" style:font-weight-complex="bold"/>
    </style:style>
    <style:style style:name="P46" style:family="paragraph" style:parent-style-name="Standard">
      <style:text-properties style:text-position="0% 100%" fo:font-size="14pt" style:text-underline-style="none" fo:font-weight="bold" officeooo:rsid="00f4f638" officeooo:paragraph-rsid="0108fcd0" style:font-size-asian="14pt" style:font-weight-asian="bold" style:font-size-complex="14pt" style:font-weight-complex="bold"/>
    </style:style>
    <style:style style:name="P47" style:family="paragraph" style:parent-style-name="Standard">
      <style:text-properties style:text-position="0% 100%" fo:font-size="14pt" style:text-underline-style="none" fo:font-weight="bold" officeooo:rsid="00f4f638" officeooo:paragraph-rsid="01146b1e" style:font-size-asian="14pt" style:font-weight-asian="bold" style:font-size-complex="14pt" style:font-weight-complex="bold"/>
    </style:style>
    <style:style style:name="P48" style:family="paragraph" style:parent-style-name="Standard">
      <style:text-properties style:text-position="0% 100%" fo:font-size="14pt" style:text-underline-style="none" fo:font-weight="bold" officeooo:rsid="00f6525c" officeooo:paragraph-rsid="00f6525c" style:font-size-asian="14pt" style:font-weight-asian="bold" style:font-size-complex="14pt" style:font-weight-complex="bold"/>
    </style:style>
    <style:style style:name="P49" style:family="paragraph" style:parent-style-name="Standard">
      <style:text-properties style:text-position="0% 100%" fo:font-size="14pt" style:text-underline-style="none" fo:font-weight="bold" officeooo:rsid="011c5cf4" officeooo:paragraph-rsid="011c5cf4" style:font-size-asian="14pt" style:font-weight-asian="bold" style:font-size-complex="14pt" style:font-weight-complex="bold"/>
    </style:style>
    <style:style style:name="P50" style:family="paragraph" style:parent-style-name="Standard">
      <style:text-properties style:text-position="0% 100%" fo:font-size="14pt" style:text-underline-style="solid" style:text-underline-width="auto" style:text-underline-color="font-color" fo:font-weight="bold" officeooo:rsid="00f6a29a" officeooo:paragraph-rsid="01025d7c" style:font-size-asian="14pt" style:font-weight-asian="bold" style:font-size-complex="14pt" style:font-weight-complex="bold"/>
    </style:style>
    <style:style style:name="P51" style:family="paragraph" style:parent-style-name="Standard">
      <style:text-properties style:text-position="0% 100%" fo:font-size="14pt" style:text-underline-style="solid" style:text-underline-width="auto" style:text-underline-color="font-color" fo:font-weight="bold" officeooo:rsid="00f72cf0" officeooo:paragraph-rsid="01025d7c" style:font-size-asian="14pt" style:font-weight-asian="bold" style:font-size-complex="14pt" style:font-weight-complex="bold"/>
    </style:style>
    <style:style style:name="P52" style:family="paragraph" style:parent-style-name="Standard">
      <style:text-properties style:text-position="0% 100%" fo:font-size="14pt" fo:font-style="italic" style:text-underline-style="none" fo:font-weight="bold" officeooo:rsid="0106cb41" officeooo:paragraph-rsid="0106cb41" style:font-size-asian="14pt" style:font-style-asian="italic" style:font-weight-asian="bold" style:font-size-complex="14pt" style:font-style-complex="italic" style:font-weight-complex="bold"/>
    </style:style>
    <style:style style:name="P53" style:family="paragraph" style:parent-style-name="Standard">
      <style:text-properties style:text-position="0% 100%" style:font-name="Courier 10 Pitch" fo:font-size="14pt" style:text-underline-style="none" fo:font-weight="normal" officeooo:rsid="00f6a29a" officeooo:paragraph-rsid="01025d7c" style:font-size-asian="14pt" style:font-weight-asian="normal" style:font-size-complex="14pt" style:font-weight-complex="normal"/>
    </style:style>
    <style:style style:name="P54" style:family="paragraph" style:parent-style-name="Standard">
      <style:text-properties style:text-position="0% 100%" style:font-name="Courier 10 Pitch" fo:font-size="14pt" style:text-underline-style="none" fo:font-weight="normal" officeooo:rsid="00f72cf0" officeooo:paragraph-rsid="01025d7c" style:font-size-asian="14pt" style:font-weight-asian="normal" style:font-size-complex="14pt" style:font-weight-complex="normal"/>
    </style:style>
    <style:style style:name="P55" style:family="paragraph" style:parent-style-name="Standard">
      <style:text-properties style:text-position="0% 100%" style:font-name="Courier 10 Pitch" fo:font-size="14pt" style:text-underline-style="none" fo:font-weight="normal" officeooo:rsid="01038154" officeooo:paragraph-rsid="01038154" style:font-size-asian="14pt" style:font-weight-asian="normal" style:font-size-complex="14pt" style:font-weight-complex="normal"/>
    </style:style>
    <style:style style:name="P56" style:family="paragraph" style:parent-style-name="Standard">
      <style:text-properties style:text-position="0% 100%" style:font-name="Courier 10 Pitch" fo:font-size="14pt" style:text-underline-style="solid" style:text-underline-width="auto" style:text-underline-color="font-color" fo:font-weight="bold" officeooo:rsid="00f6a29a" officeooo:paragraph-rsid="01025d7c" style:font-size-asian="14pt" style:font-weight-asian="bold" style:font-size-complex="14pt" style:font-weight-complex="bold"/>
    </style:style>
    <style:style style:name="P57" style:family="paragraph" style:parent-style-name="Standard">
      <style:text-properties style:text-position="0% 100%" style:font-name="Liberation Serif" fo:font-size="14pt" style:text-underline-style="none" fo:font-weight="normal" officeooo:rsid="01074db8" officeooo:paragraph-rsid="01074db8" style:font-size-asian="14pt" style:font-weight-asian="normal" style:font-size-complex="14pt" style:font-weight-complex="normal"/>
    </style:style>
    <style:style style:name="P58" style:family="paragraph" style:parent-style-name="Standard">
      <style:text-properties style:text-position="0% 100%" style:font-name="Liberation Serif" fo:font-size="14pt" style:text-underline-style="none" fo:font-weight="normal" officeooo:rsid="00f4f638" officeooo:paragraph-rsid="0108fcd0" style:font-size-asian="14pt" style:font-weight-asian="normal" style:font-size-complex="14pt" style:font-weight-complex="normal"/>
    </style:style>
    <style:style style:name="P59" style:family="paragraph" style:parent-style-name="Standard">
      <style:text-properties style:text-position="0% 100%" style:font-name="Liberation Serif" fo:font-size="14pt" style:text-underline-style="none" fo:font-weight="normal" officeooo:rsid="00f4f638" officeooo:paragraph-rsid="0112fef5" style:font-size-asian="14pt" style:font-weight-asian="normal" style:font-size-complex="14pt" style:font-weight-complex="normal"/>
    </style:style>
    <style:style style:name="P60" style:family="paragraph" style:parent-style-name="Standard" style:list-style-name="L1">
      <style:text-properties style:text-position="0% 100%" fo:font-size="14pt" style:text-underline-style="none" fo:font-weight="normal" officeooo:rsid="00fabb04" officeooo:paragraph-rsid="00fabb04" style:font-size-asian="14pt" style:font-weight-asian="normal" style:font-size-complex="14pt" style:font-weight-complex="normal"/>
    </style:style>
    <style:style style:name="P61" style:family="paragraph" style:parent-style-name="Standard" style:list-style-name="L2">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62" style:family="paragraph" style:parent-style-name="Standard" style:list-style-name="L3">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T1" style:family="text">
      <style:text-properties officeooo:rsid="0091e28d"/>
    </style:style>
    <style:style style:name="T2" style:family="text">
      <style:text-properties officeooo:rsid="00e53d30"/>
    </style:style>
    <style:style style:name="T3" style:family="text">
      <style:text-properties fo:font-weight="bold" style:font-weight-asian="bold" style:font-weight-complex="bold"/>
    </style:style>
    <style:style style:name="T4" style:family="text">
      <style:text-properties fo:font-weight="bold" officeooo:rsid="00e5ce30" style:font-weight-asian="bold" style:font-weight-complex="bold"/>
    </style:style>
    <style:style style:name="T5" style:family="text">
      <style:text-properties fo:font-weight="bold" officeooo:rsid="00f05670" style:font-weight-asian="bold" style:font-weight-complex="bold"/>
    </style:style>
    <style:style style:name="T6" style:family="text">
      <style:text-properties fo:font-weight="bold" officeooo:rsid="00f1e9ac" style:font-weight-asian="bold" style:font-weight-complex="bold"/>
    </style:style>
    <style:style style:name="T7" style:family="text">
      <style:text-properties fo:font-weight="bold" officeooo:rsid="00f8e6e4" style:font-weight-asian="bold" style:font-weight-complex="bold"/>
    </style:style>
    <style:style style:name="T8" style:family="text">
      <style:text-properties fo:font-weight="bold" officeooo:rsid="010073b8" style:font-weight-asian="bold" style:font-weight-complex="bold"/>
    </style:style>
    <style:style style:name="T9" style:family="text">
      <style:text-properties fo:font-weight="bold" officeooo:rsid="0102a747" style:font-weight-asian="bold" style:font-weight-complex="bold"/>
    </style:style>
    <style:style style:name="T10" style:family="text">
      <style:text-properties fo:font-weight="bold" officeooo:rsid="010455d6" style:font-weight-asian="bold" style:font-weight-complex="bold"/>
    </style:style>
    <style:style style:name="T11" style:family="text">
      <style:text-properties fo:font-weight="bold" officeooo:rsid="010a2627" style:font-weight-asian="bold" style:font-weight-complex="bold"/>
    </style:style>
    <style:style style:name="T12" style:family="text">
      <style:text-properties fo:font-weight="bold" officeooo:rsid="010bc891" style:font-weight-asian="bold" style:font-weight-complex="bold"/>
    </style:style>
    <style:style style:name="T13" style:family="text">
      <style:text-properties fo:font-weight="bold" officeooo:rsid="010d82be" style:font-weight-asian="bold" style:font-weight-complex="bold"/>
    </style:style>
    <style:style style:name="T14" style:family="text">
      <style:text-properties fo:font-weight="bold" officeooo:rsid="010f7a04" style:font-weight-asian="bold" style:font-weight-complex="bold"/>
    </style:style>
    <style:style style:name="T15" style:family="text">
      <style:text-properties fo:font-weight="bold" officeooo:rsid="0111e8ed" style:font-weight-asian="bold" style:font-weight-complex="bold"/>
    </style:style>
    <style:style style:name="T16" style:family="text">
      <style:text-properties fo:font-weight="bold" officeooo:rsid="011b197d" style:font-weight-asian="bold" style:font-weight-complex="bold"/>
    </style:style>
    <style:style style:name="T17" style:family="text">
      <style:text-properties officeooo:rsid="00e5ce30"/>
    </style:style>
    <style:style style:name="T18" style:family="text">
      <style:text-properties officeooo:rsid="00f372c0"/>
    </style:style>
    <style:style style:name="T19" style:family="text">
      <style:text-properties fo:font-weight="normal" style:font-weight-asian="normal" style:font-weight-complex="normal"/>
    </style:style>
    <style:style style:name="T20" style:family="text">
      <style:text-properties fo:font-weight="normal" officeooo:rsid="00f372c0" style:font-weight-asian="normal" style:font-weight-complex="normal"/>
    </style:style>
    <style:style style:name="T21" style:family="text">
      <style:text-properties fo:font-weight="normal" officeooo:rsid="00f68fba" style:font-weight-asian="normal" style:font-weight-complex="normal"/>
    </style:style>
    <style:style style:name="T22" style:family="text">
      <style:text-properties officeooo:rsid="00f68fba"/>
    </style:style>
    <style:style style:name="T23" style:family="text">
      <style:text-properties officeooo:rsid="00f6a29a"/>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f72cf0" style:font-weight-asian="normal" style:font-weight-complex="normal"/>
    </style:style>
    <style:style style:name="T27" style:family="text">
      <style:text-properties style:text-underline-style="none" fo:font-weight="normal" officeooo:rsid="0102a747" style:font-weight-asian="normal" style:font-weight-complex="normal"/>
    </style:style>
    <style:style style:name="T28" style:family="text">
      <style:text-properties officeooo:rsid="00f8e6e4"/>
    </style:style>
    <style:style style:name="T29" style:family="text">
      <style:text-properties officeooo:rsid="00fabb04"/>
    </style:style>
    <style:style style:name="T30" style:family="text">
      <style:text-properties officeooo:rsid="00fbac72"/>
    </style:style>
    <style:style style:name="T31" style:family="text">
      <style:text-properties officeooo:rsid="010073b8"/>
    </style:style>
    <style:style style:name="T32" style:family="text">
      <style:text-properties officeooo:rsid="01025d7c"/>
    </style:style>
    <style:style style:name="T33" style:family="text">
      <style:text-properties officeooo:rsid="0102a747"/>
    </style:style>
    <style:style style:name="T34" style:family="text">
      <style:text-properties style:font-name="Courier 10 Pitch"/>
    </style:style>
    <style:style style:name="T35" style:family="text">
      <style:text-properties style:font-name="Courier 10 Pitch" officeooo:rsid="0102a747"/>
    </style:style>
    <style:style style:name="T36" style:family="text">
      <style:text-properties officeooo:rsid="01038154"/>
    </style:style>
    <style:style style:name="T37" style:family="text">
      <style:text-properties officeooo:rsid="010455d6"/>
    </style:style>
    <style:style style:name="T38" style:family="text">
      <style:text-properties officeooo:rsid="0106cb41"/>
    </style:style>
    <style:style style:name="T39" style:family="text">
      <style:text-properties fo:font-size="20pt" fo:font-weight="bold" style:font-size-asian="20pt" style:font-weight-asian="bold" style:font-size-complex="20pt" style:font-weight-complex="bold"/>
    </style:style>
    <style:style style:name="T40" style:family="text">
      <style:text-properties fo:font-size="20pt" fo:font-weight="bold" officeooo:rsid="00f6525c" style:font-size-asian="20pt" style:font-weight-asian="bold" style:font-size-complex="20pt" style:font-weight-complex="bold"/>
    </style:style>
    <style:style style:name="T41" style:family="text">
      <style:text-properties fo:font-size="20pt" fo:font-weight="bold" officeooo:rsid="00e53d30" style:font-size-asian="20pt" style:font-weight-asian="bold" style:font-size-complex="20pt" style:font-weight-complex="bold"/>
    </style:style>
    <style:style style:name="T42" style:family="text">
      <style:text-properties style:font-name="Liberation Serif1"/>
    </style:style>
    <style:style style:name="T43" style:family="text">
      <style:text-properties style:font-name="Liberation Serif"/>
    </style:style>
    <style:style style:name="T44" style:family="text">
      <style:text-properties style:font-name="Liberation Serif" officeooo:rsid="0108877f"/>
    </style:style>
    <style:style style:name="T45" style:family="text">
      <style:text-properties style:font-name="Liberation Serif" fo:font-weight="normal" style:font-weight-asian="normal" style:font-weight-complex="normal"/>
    </style:style>
    <style:style style:name="T46" style:family="text">
      <style:text-properties style:font-name="Liberation Serif" fo:font-weight="normal" officeooo:rsid="0110a53d" style:font-weight-asian="normal" style:font-weight-complex="normal"/>
    </style:style>
    <style:style style:name="T47" style:family="text">
      <style:text-properties style:font-name="Liberation Serif" fo:font-weight="normal" officeooo:rsid="0112fef5" style:font-weight-asian="normal" style:font-weight-complex="normal"/>
    </style:style>
    <style:style style:name="T48" style:family="text">
      <style:text-properties style:font-name="Liberation Serif" fo:font-weight="normal" officeooo:rsid="01143914" style:font-weight-asian="normal" style:font-weight-complex="normal"/>
    </style:style>
    <style:style style:name="T49" style:family="text">
      <style:text-properties style:font-name="Liberation Serif" fo:font-weight="normal" officeooo:rsid="01146b1e" style:font-weight-asian="normal" style:font-weight-complex="normal"/>
    </style:style>
    <style:style style:name="T50" style:family="text">
      <style:text-properties style:font-name="Liberation Serif" fo:font-weight="bold" style:font-weight-asian="bold" style:font-weight-complex="bold"/>
    </style:style>
    <style:style style:name="T51" style:family="text">
      <style:text-properties style:font-name="Liberation Serif" fo:font-weight="bold" officeooo:rsid="0109b322" style:font-weight-asian="bold" style:font-weight-complex="bold"/>
    </style:style>
    <style:style style:name="T52" style:family="text">
      <style:text-properties style:font-name="Liberation Serif" officeooo:rsid="0110a53d"/>
    </style:style>
    <style:style style:name="T53" style:family="text">
      <style:text-properties style:font-name="Liberation Serif" officeooo:rsid="0112fef5"/>
    </style:style>
    <style:style style:name="T54" style:family="text">
      <style:text-properties style:text-position="super 58%"/>
    </style:style>
    <style:style style:name="T55" style:family="text">
      <style:text-properties officeooo:rsid="01194b24"/>
    </style:style>
    <style:style style:name="T56" style:family="text">
      <style:text-properties officeooo:rsid="011b197d"/>
    </style:style>
    <style:style style:name="T57" style:family="text">
      <style:text-properties officeooo:rsid="011c27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The "functions" layer</text:span>.</text:p>
      <text:p text:style-name="P1">Richard Parker <text:span text:style-name="T57">3.10</text:span>.201<text:span text:style-name="T1">7</text:span></text:p>
      <text:p text:style-name="P4"/>
      <text:p text:style-name="P6">Section <text:span text:style-name="T2">1</text:span> – <text:span text:style-name="T2">Introduction.</text:span></text:p>
      <text:p text:style-name="P10"/>
      <text:p text:style-name="P13">This document is a <text:span text:style-name="T23">first version of the description of the </text:span>"functions" layer of meataxe64. <text:s/>It is expected to evolve considerably as the development continues, but the aim is that the early sections of this document specify parts that are stable, later sections less stable, yet later sections designs that are yet to be implemented and yet later ones just ideas.</text:p>
      <text:p text:style-name="P13"/>
      <text:p text:style-name="P7">Section <text:span text:style-name="T2">2</text:span> – <text:span text:style-name="T2">General comments.</text:span></text:p>
      <text:p text:style-name="P11"/>
      <text:p text:style-name="P13">The functions all work with matrices held on filestore. <text:s/>It may be appropriate, when working with smallish matrices, to use a <text:span text:style-name="T3">RAM-disk</text:span> to avoid too much disk IO.</text:p>
      <text:p text:style-name="P13"/>
      <text:p text:style-name="P13">Each filename is associated with a <text:span text:style-name="T3">silent</text:span> flag, which is 0 if logging of this file is required and 1 if not.</text:p>
      <text:p text:style-name="P13"/>
      <text:p text:style-name="P16">If any (output!) filename is given as "NULL", the output is discarded. <text:s/>If the silent flag is 0, the checksum is still logged, however.</text:p>
      <text:p text:style-name="P13"/>
      <text:p text:style-name="P13">Some functions may need to <text:span text:style-name="T3">chop on disk</text:span> if the matrices are too big to fit in memory. <text:s/>As of today (<text:span text:style-name="T55">1.10</text:span>.17) no functions actually do this, but for future stability, the initial substring of the filenames for temporary files is given as &lt;const char * tmp&gt; to any functions that may need to do this.</text:p>
      <text:p text:style-name="P13"/>
      <text:p text:style-name="P9">Section <text:span text:style-name="T23">3</text:span> – <text:span text:style-name="T29">Gaussian Elimination.</text:span></text:p>
      <text:p text:style-name="P12"/>
      <text:p text:style-name="P32">Matrix multiplication is relatively easy to do by repeated chopping. <text:s/>At least three levels are needed for fairly obvious reasons . . .</text:p>
      <text:p text:style-name="P32"/>
      <text:list xml:id="list811781484720060334" text:style-name="L1">
        <text:list-item>
          <text:p text:style-name="P60">On disk to produce sub-matrices that fit into the available memory</text:p>
        </text:list-item>
        <text:list-item>
          <text:p text:style-name="P60">In memory to produce smaller sub-matrices for individual cores to work on</text:p>
        </text:list-item>
        <text:list-item>
          <text:p text:style-name="P60">And again into yet smaller sub-matrices to make better use of cache</text:p>
        </text:list-item>
      </text:list>
      <text:p text:style-name="P32"/>
      <text:p text:style-name="P32">For Gaussian elimination, it is not too hard to chop "horizontally" so that the parts have fewer rows, albeit still of full length. <text:s/><text:span text:style-name="T30">To achieve maximum efficiency when c</text:span>hopping "vertically" as <text:soft-page-break/>well,<text:span text:style-name="T30"> we must use methods that </text:span>introduc<text:span text:style-name="T30">e</text:span> <text:span text:style-name="T30">a couple of </text:span>concepts that may well be new to the reader<text:span text:style-name="T30"> who may imagine they already know all there is to know about Gaussian elimination.</text:span></text:p>
      <text:p text:style-name="P32"/>
      <text:p text:style-name="P50">NREF<text:span text:style-name="T25"> - Negative Reduced Echelon Form. <text:s/>This is the main tool used in meataxe64 for handling Gaussian elimination. <text:s/>For any given row space, to say that the basis is in NREF has two implications - one on the basis, and one on the way it is held in the computer.</text:span></text:p>
      <text:p text:style-name="P38"/>
      <text:p text:style-name="P36">A matrix is in NREF if</text:p>
      <text:list xml:id="list4301134288299776603" text:style-name="L2">
        <text:list-item>
          <text:p text:style-name="P61">Each row has a specified entry (its "pivot<text:span text:style-name="T32">al entry</text:span>"<text:span text:style-name="T32"> or just "pivot"</text:span>) that is -1, and <text:span text:style-name="T32">this entry </text:span>is the only non-zero entry in its column.</text:p>
        </text:list-item>
        <text:list-item>
          <text:p text:style-name="P61">The pivotal entry of any row is to the right of the pivotal entries in all previous rows,</text:p>
        </text:list-item>
      </text:list>
      <text:p text:style-name="P36"/>
      <text:p text:style-name="P51"><text:span text:style-name="T25">It is </text:span><text:span text:style-name="T24">not</text:span><text:span text:style-name="T25"> required, though usually true in practice, that the pivotal entry is the first non-zero entry in each row.</text:span></text:p>
      <text:p text:style-name="P36"/>
      <text:p text:style-name="P36">In meataxe64, an NREF matrix is held as</text:p>
      <text:list xml:id="list7669939625214092854" text:style-name="L3">
        <text:list-item>
          <text:p text:style-name="P62">A bit-string specifying which columns contain the pivots. <text:s/>This implies also which row that pivot in in, since the first set bit is the pivot for the first row, the second set bit is for the second row and so on.</text:p>
        </text:list-item>
        <text:list-item>
          <text:p text:style-name="P62">The remnant, containing the entries for all the rows on the columns that are not pivotal - where the bit in the bit-string is unset.</text:p>
        </text:list-item>
      </text:list>
      <text:p text:style-name="P38"/>
      <text:p text:style-name="P38">Here is an example of a matrix in NREF<text:span text:style-name="T33">. <text:s/>Notice that it is necessary to </text:span><text:span text:style-name="T9">specify</text:span><text:span text:style-name="T33"> the pivotal columns as exemplified here - the sixth column could alternatively be the pivot for the second row.</text:span></text:p>
      <text:p text:style-name="P53"><text:s text:c="2"/></text:p>
      <text:p text:style-name="P56"><text:span text:style-name="T25"><text:s text:c="2"/></text:span><text:span text:style-name="T26"><text:s text:c="18"/></text:span><text:span text:style-name="T25">0 -1 <text:s/>0 <text:s/></text:span><text:span text:style-name="T26">2</text:span><text:span text:style-name="T25"> <text:s/>0 <text:s/></text:span><text:span text:style-name="T27">0</text:span><text:span text:style-name="T25"> <text:s/></text:span><text:span text:style-name="T26">1</text:span><text:span text:style-name="T25"> <text:s/>2</text:span></text:p>
      <text:p text:style-name="P56"><text:span text:style-name="T26">Matrix <text:s text:c="13"/></text:span><text:span text:style-name="T25">0 <text:s/>0 -1 <text:s/></text:span><text:span text:style-name="T26">5</text:span><text:span text:style-name="T25"> <text:s/>0 </text:span><text:span text:style-name="T27">-1</text:span><text:span text:style-name="T25"> <text:s/></text:span><text:span text:style-name="T26">7</text:span><text:span text:style-name="T25"> <text:s/>5</text:span></text:p>
      <text:p text:style-name="P56"><text:span text:style-name="T25"><text:s text:c="2"/></text:span><text:span text:style-name="T26"><text:s text:c="18"/></text:span><text:span text:style-name="T25">0 <text:s/>0 <text:s/>0 <text:s/></text:span><text:span text:style-name="T26">3</text:span><text:span text:style-name="T25"> -1 <text:s/></text:span><text:span text:style-name="T27">0</text:span><text:span text:style-name="T25"> <text:s/></text:span><text:span text:style-name="T26">4</text:span><text:span text:style-name="T25"> <text:s/>2</text:span></text:p>
      <text:p text:style-name="P53"/>
      <text:p text:style-name="P54">Bit String <text:s text:c="9"/>0 <text:s/>1 <text:s/>1 <text:s/>0 <text:s/>1 <text:s/>0 <text:s/>0 <text:s/>0</text:p>
      <text:p text:style-name="P54"/>
      <text:p text:style-name="P54">Remnant <text:s text:c="12"/>0 <text:s/>2 <text:s/><text:span text:style-name="T33">0</text:span> <text:s/>1 <text:s/>2</text:p>
      <text:p text:style-name="P54"><text:s text:c="20"/>0 <text:s/>5 <text:span text:style-name="T33">-1</text:span> <text:s/>7 <text:s/>5</text:p>
      <text:p text:style-name="P36"><text:span text:style-name="T34"><text:s text:c="20"/>0 <text:s/>3 <text:s/></text:span><text:span text:style-name="T35">0</text:span><text:span text:style-name="T34"> <text:s/>4 <text:s/>2</text:span></text:p>
      <text:p text:style-name="P33"/>
      <text:p text:style-name="P34">The <text:span text:style-name="T8">fP</text:span><text:span text:style-name="T3">roduceNREF</text:span> function <text:span text:style-name="T33">takes a matrix and puts it into NREF using row operations. <text:s/>On</text:span>ly the <text:span text:style-name="T3">column-select bit-string</text:span> and the <text:span text:style-name="T3">remnant</text:span> R (as a matrix) are output, and (see below) the columns chosen may not be "standard".</text:p>
      <text:p text:style-name="P34"/>
      <text:p text:style-name="P37">A column is said to be <text:span text:style-name="T3">standard</text:span> if there is a row in the span of the rows where the first non-zero entry is in that column. <text:s/>Another definition is that a column is standard if it is linearly independent of all previous columns. <text:s/>All implementations in meataxe64 so far produce <text:soft-page-break/>standard columns, but <text:span text:style-name="T33">so far I have seen no place where the calling software utilizes this fact. <text:s/>La</text:span>ter implementations may well produce non-standard columns,<text:span text:style-name="T33"> as it may be more efficient to choose columns with fewer non-zero entries.</text:span></text:p>
      <text:p text:style-name="P34"/>
      <text:p text:style-name="P35">A common requirement is that we are given another matrix X whose rows are of the same length as our original matrix A and we wish to clear the pivotal columns in that matrix too. <text:s/>In meataxe64 this is done by two steps.</text:p>
      <text:p text:style-name="P34"/>
      <text:p text:style-name="P34"><text:span text:style-name="T31">The first step is to run the </text:span><text:span text:style-name="T8">fColumnExtract</text:span><text:span text:style-name="T31"> program, that separates the columns of X, producing two matrices D and E - the selected columns and the non-selected columns.</text:span></text:p>
      <text:p text:style-name="P34"/>
      <text:p text:style-name="P35">The second step is to run <text:span text:style-name="T3">fMultiplyAdd</text:span> to multiply <text:span text:style-name="T36">D</text:span> by the remnant R and add the result into the matrix <text:span text:style-name="T36">E</text:span>. <text:s/>This way we get our result without the zero columns.</text:p>
      <text:p text:style-name="P35"/>
      <text:p text:style-name="P39">The process may be visualized by imagining the matrix A and X to be</text:p>
      <text:p text:style-name="P39"/>
      <text:p text:style-name="P55">A = -1 <text:s text:c="2"/>R</text:p>
      <text:p text:style-name="P55">X = <text:s/>D <text:s text:c="2"/>E</text:p>
      <text:p text:style-name="P33"/>
      <text:p text:style-name="P39">The column-extract produces the matrix D, and then D.A is added to X, resulting in</text:p>
      <text:p text:style-name="P39"/>
      <text:p text:style-name="P55"><text:s text:c="5"/>0 <text:s/>E+DR</text:p>
      <text:p text:style-name="P52"/>
      <text:p text:style-name="P7">Section <text:span text:style-name="T2">3</text:span> – <text:span text:style-name="T2">Functions believed to be stable.</text:span></text:p>
      <text:p text:style-name="P13"/>
      <text:p text:style-name="P13"><text:span text:style-name="T3">void f</text:span><text:span text:style-name="T7">Transpose</text:span><text:span text:style-name="T3">(char * tmp, char *in, int sin, char *out, int sout)</text:span> </text:p>
      <text:p text:style-name="P13">to transpose matrix "in" to form matrix "out".</text:p>
      <text:p text:style-name="P13"/>
      <text:p text:style-name="P42">void f<text:span text:style-name="T28">Multiply</text:span>(char * tmp, char *m1, int s1, char *m2, int s2, char *m3, int s3)</text:p>
      <text:p text:style-name="P13">to multiply m1 by m2 and put the result in m3<text:span text:style-name="T18">. <text:s/>m1 must be a matrix, m2 can be a matrix or a map.</text:span></text:p>
      <text:p text:style-name="P13"/>
      <text:p text:style-name="P49">void fMulMatrixMap<text:span text:style-name="T2">(char *</text:span>m<text:span text:style-name="T2">1, int s1, char *</text:span>x<text:span text:style-name="T2">2, int s2, char *</text:span>m3<text:span text:style-name="T2">, int s3)</text:span><text:span text:style-name="T19"> to multiply a matrix m1 by the permutation or map x2 to produce the matrix m3.</text:span></text:p>
      <text:p text:style-name="P15"/>
      <text:p text:style-name="P44">void f<text:span text:style-name="T38">MultiplyAdd</text:span>(char * tmp, char *m1, int s1, char *m2, int s2, char *m3, int s3<text:span text:style-name="T22">, char * m4, int s4</text:span>)<text:span text:style-name="T21"> t</text:span><text:span text:style-name="T19">o multiply m1 by m2</text:span><text:span text:style-name="T21">, add in m3</text:span><text:span text:style-name="T19"> and put the result in m</text:span><text:span text:style-name="T21">4</text:span><text:span text:style-name="T20">.</text:span><text:span text:style-name="T21"> <text:s/>Initially this will be a composite function (just calling fmul and fadd) as a proper implementation requires memory footprint control on the matrix being added, which I haven't yet got a clear idea of.</text:span></text:p>
      <text:p text:style-name="P13"/>
      <text:p text:style-name="P43">uint64_t f<text:span text:style-name="T28">ProduceNREF</text:span>(char * tmp, char *m1, int s1,<text:span text:style-name="T17"> </text:span>char *b2, int s2,<text:span text:style-name="T17"> </text:span>char *m3, int s3)</text:p>
      <text:p text:style-name="P16">to put the matrix m1 into NREF with the bit-string of pivotal columns in b2, and the remnant in m3. <text:s/>The rank (number of rows) is returned.<text:span text:style-name="T36"> <text:s/>The selected columns may not be standard.</text:span></text:p>
      <text:p text:style-name="P13"><text:soft-page-break/></text:p>
      <text:p text:style-name="P42">void f<text:span text:style-name="T28">Add</text:span>(char *fn1, int s1, char *fn2, int s2, char *fn3, int s3)</text:p>
      <text:p text:style-name="P16">to add matrices fn1 and fn2, and put the result int fn3.</text:p>
      <text:p text:style-name="P16"/>
      <text:p text:style-name="P14"><text:span text:style-name="T3">void f</text:span><text:span text:style-name="T7">ColumnExtract</text:span><text:span text:style-name="T3">(</text:span><text:span text:style-name="T4">char *bs, int sbs, </text:span><text:span text:style-name="T6"><text:s/></text:span><text:span text:style-name="T3">char *in, int sin, char *</text:span><text:span text:style-name="T4">sel</text:span><text:span text:style-name="T3">, int </text:span><text:span text:style-name="T5">s</text:span><text:span text:style-name="T3">s</text:span><text:span text:style-name="T4">el, char * nsel, int snsel</text:span><text:span text:style-name="T3">)</text:span> </text:p>
      <text:p text:style-name="P17">to separate the columns of matrix "in" into two matrices according to the bit-string "bs". <text:s/>The selected columns go to "sel" and the non-selected columns go to nsel.</text:p>
      <text:p text:style-name="P17"/>
      <text:p text:style-name="P21"><text:span text:style-name="T3">void f</text:span><text:span text:style-name="T7">RowRiffle</text:span><text:span text:style-name="T3">(char *bs, int sbs, char * ins, int sins, char * inn, int sinn, char * out, </text:span><text:span text:style-name="T10"><text:s text:c="7"/></text:span><text:span text:style-name="T3">int sout)</text:span> to combine the rows from ins (selected) and inn (non-selected) according to the bit-string bs, producing the output with both sets of rows (riffled) in out.</text:p>
      <text:p text:style-name="P21"/>
      <text:p text:style-name="P22"><text:span text:style-name="T3">void f</text:span><text:span text:style-name="T10">PivotCombine</text:span><text:span text:style-name="T3">(char * b1, int s1, char * b2, int s2, char * bc, int s</text:span><text:span text:style-name="T10">b</text:span><text:span text:style-name="T3">c, char * br,</text:span><text:span text:style-name="T10"> <text:s text:c="7"/></text:span><text:span text:style-name="T3"><text:s/>int </text:span><text:span text:style-name="T10">s</text:span><text:span text:style-name="T3">br)</text:span> to do the "pivot combine" operation to bit-strings b1 (original pivots) and b2 (new pivots) to produce bc (the combined pivots) and br (the riffle <text:span text:style-name="T37">to be </text:span>used).</text:p>
      <text:p text:style-name="P22"/>
      <text:p text:style-name="P40"><text:span text:style-name="T3">uint64_t fColumnRifffleId</text:span><text:span text:style-name="T12">entity</text:span><text:span text:style-name="T3">(char *bs, int sbs, char *rm, int srm, char *out, int sout)</text:span> to do a column-riffle with the input matrix and the identity matrix. <text:s/>The set bits correspond to columns to be taken from the input matrix, and the unset bits to columns from the identity matrix. <text:s/>The number of rows of rm must be equal to the number of unset bits in the bit-string. <text:s/>This is used to make a null-space at the end of the L<text:span text:style-name="T42">ü</text:span><text:span text:style-name="T43">beck nullspace method.</text:span></text:p>
      <text:p text:style-name="P57"/>
      <text:p text:style-name="P46"><text:span text:style-name="T43">void f</text:span><text:span text:style-name="T44">Frobenius</text:span><text:span text:style-name="T43">(char * m1, int s1, char * m2, int s2)</text:span><text:span text:style-name="T45"> to apply the Frobenius automorphism to the matrix m1 to produce m2.</text:span></text:p>
      <text:p text:style-name="P58"/>
      <text:p text:style-name="P47"><text:span text:style-name="T52">int</text:span><text:span text:style-name="T43"> f</text:span><text:span text:style-name="T44">F</text:span><text:span text:style-name="T52">ieldContract</text:span><text:span text:style-name="T43">(char * m1, int s1, </text:span><text:span text:style-name="T52">uint64_t fdef2, </text:span><text:span text:style-name="T43">char * m2, int s2)</text:span><text:span text:style-name="T45"> to </text:span><text:span text:style-name="T46">write the matrix m1 over the subfield fdef2 if possible. <text:s/>If the given field is not a subfield (the same field is allowed), or the function is not yet able to handle the case the function aborts. <text:s/>If the field is a subfield but the entries do not all lie in that subfield, 1 is returned and matrix m2 is not produced. <text:s/>If all goes well, zero is returned.</text:span><text:span text:style-name="T47"> <text:s/>The "standard basis" procedure can be used to choose a basis where this </text:span><text:span text:style-name="T49">should</text:span><text:span text:style-name="T47"> succeed.</text:span></text:p>
      <text:p text:style-name="P59"/>
      <text:p text:style-name="P47"><text:span text:style-name="T52">int</text:span><text:span text:style-name="T43"> f</text:span><text:span text:style-name="T44">F</text:span><text:span text:style-name="T52">ield</text:span><text:span text:style-name="T53">Extend</text:span><text:span text:style-name="T43">(char * m1, int s1, </text:span><text:span text:style-name="T52">uint64_t fdef2, </text:span><text:span text:style-name="T43">char * m2, int s2)</text:span><text:span text:style-name="T45"> to </text:span><text:span text:style-name="T46">write the matrix m1 over the </text:span><text:span text:style-name="T47">extension </text:span><text:span text:style-name="T46">field fdef2</text:span><text:span text:style-name="T47">.</text:span><text:span text:style-name="T46"> <text:s/></text:span><text:span text:style-name="T49">The function aborts i</text:span><text:span text:style-name="T46">f the given field is not a</text:span><text:span text:style-name="T47">n extension field</text:span><text:span text:style-name="T46"> (the same field is allowed), or the function is not yet able to handle the case</text:span><text:span text:style-name="T49"> - e</text:span><text:span text:style-name="T48">xtending very large non-prime fields yet further may cause difficulty, as the current implementation first builds a look-up table of size equal to the order of the starting field in these cases. </text:span></text:p>
      <text:p text:style-name="P58"/>
      <text:p text:style-name="P23"><text:span text:style-name="T50">void f</text:span><text:span text:style-name="T51">ExteriorSquare</text:span><text:span text:style-name="T50">(char * m1, int s1, char * m2, int s2)</text:span><text:span text:style-name="T43"> to produce the exterior square of matrix m1 and write the result to matrix m2.</text:span></text:p>
      <text:p text:style-name="P23"/>
      <text:p text:style-name="P24"><text:span text:style-name="T3">void f</text:span><text:span text:style-name="T11">ExteriorCube</text:span><text:span text:style-name="T3">(char * m1, int s1, char * m2, int s2)</text:span> to produce the exterior cube of <text:soft-page-break/>matrix m1 and write the result to matrix m2.</text:p>
      <text:p text:style-name="P24"/>
      <text:p text:style-name="P25"><text:span text:style-name="T3">void f</text:span><text:span text:style-name="T13">SymmetricSquare</text:span><text:span text:style-name="T3">(char * m1, int s1, char * m2, int s2)</text:span> to produce the symmetric square of matrix m1 and write the result to matrix m2.</text:p>
      <text:p text:style-name="P25"/>
      <text:p text:style-name="P28"><text:span text:style-name="T3">void f</text:span><text:span text:style-name="T14">Tensor</text:span><text:span text:style-name="T3">(char * m1, int s1, char * m2, int s2, char * m3, int s3)</text:span> to tensor the matrices m1 and m2 to produce the result in m3.</text:p>
      <text:p text:style-name="P29"/>
      <text:p text:style-name="P29"><text:span text:style-name="T3">FELT f</text:span><text:span text:style-name="T15">Trace</text:span><text:span text:style-name="T3">(char * m1, int s1)</text:span> to compute the trace of the matrix m1, and return the resulting field element.</text:p>
      <text:p text:style-name="P27"/>
      <text:p text:style-name="P41"><text:span text:style-name="T3">void fProjectiveVector(char *m1, int s1, uint64_t pvec, char *m2, int s2)</text:span> to select a single vector from the space spanned by m1, as selected by the integer in pvec, and write the single vector to the matrix m2. <text:s/>The single vectors chosen all span different 1-spaces. <text:s/>If pvec=0, the first row of m1 is chosen. <text:s/>The next q values of pvec select the second row plus x.first row for x=0,1,...(q-1) in that order. <text:s/>Then next q<text:span text:style-name="T54">2</text:span> values select the third row plus x.second + y.first for (x,y) in lexicographic order and so on. <text:s/>If pvec &gt;= (q<text:span text:style-name="T54">dim</text:span>-1)/(q-1) then the function aborts.</text:p>
      <text:p text:style-name="P18"/>
      <text:p text:style-name="P8">Section <text:span text:style-name="T18">4</text:span> – <text:span text:style-name="T2">Functions awaiting re-packaging.</text:span></text:p>
      <text:p text:style-name="P19"/>
      <text:p text:style-name="P19">Th<text:span text:style-name="T18">e functions on this list exist as programs, and all that is needed to produce them is to convert the programs into subroutines, write a tiny program to call the new function and to test the result.</text:span></text:p>
      <text:p text:style-name="P19"/>
      <text:p text:style-name="P45">uint64_t fech(char * tmp, char *m1, int s1, char *br, int sr, char *bc, int sc, </text:p>
      <text:p text:style-name="P26"><text:span text:style-name="T3"><text:s text:c="24"/>char *m4, int s4, char *m5, int s5, char *m6, int s6)</text:span> to do a full echelon form operation on matrix m1. <text:s/>br is the row-select bit-string, bc is the column-select bit-string, etc. The rank is returned.<text:span text:style-name="T56"> <text:s/></text:span><text:span text:style-name="T16">This function is currently not needed by anything - it is probably only a low-level function, and although it may be needed in the distant future for distributed working, I doubt it somehow. <text:s/>My guess is that this will never be needed.</text:span></text:p>
      <text:p text:style-name="P30"/>
      <text:p text:style-name="P5"><text:span text:style-name="T39">Section </text:span><text:span text:style-name="T40">5</text:span><text:span text:style-name="T39"> – </text:span><text:span text:style-name="T41">Functions awaiting specification.</text:span></text:p>
      <text:p text:style-name="P20"/>
      <text:p text:style-name="P31">Some of the following require thought as to what the function prototype should actually be and what the routine does, exactly. <text:s/>Others I just haven't got round to thinking about yet. <text:s/>They all have code to execute something relevant, however.</text:p>
      <text:p text:style-name="P48"/>
      <text:p text:style-name="P48">field extend<text:span text:style-name="T56"> (bloat)</text:span></text:p>
      <text:p text:style-name="P48">row extract</text:p>
      <text:p text:style-name="P48">subtract sca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04T14:35:51.787798812</dc:date>
    <meta:editing-duration>P4DT9H3M</meta:editing-duration>
    <meta:editing-cycles>456</meta:editing-cycles>
    <meta:generator>LibreOffice/5.1.6.2$Linux_X86_64 LibreOffice_project/10m0$Build-2</meta:generator>
    <meta:printed-by>User </meta:printed-by>
    <meta:print-date>2012-07-06T16:23:45</meta:print-date>
    <meta:document-statistic meta:table-count="0" meta:image-count="0" meta:object-count="0" meta:page-count="5" meta:paragraph-count="77" meta:word-count="1971" meta:character-count="10793" meta:non-whitespace-character-count="8654"/>
  </office:meta>
</office:document-meta>
</file>